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Unwrapper.unwrapIfNecessary( Object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Utils.triggerAfterCompletion( int completion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ynchronizationUtils.trigger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Utils.triggerBeforeComple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ynchronizationUtils.trigger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Utils.unwrapResourceIfNecessary( Object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SynchronizationUtils.triggerBeforeCommit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Utils.invokeAfterCompletion( @ Nullable List &lt; TransactionSynchronization &gt; synchronizations , int completion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SynchronizationUtils.invokeAfterCommit( @ Nullable List &lt; TransactionSynchronization &gt; synchroniz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SynchronizationUtils.sameResourceFactory( ResourceTransactionManager tm , Object resour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